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cc90" officeooo:paragraph-rsid="0018cc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t110862@lt110862-Alienware-15-R4:~/catkin_ws$ catkin build</text:p>
      <text:p text:style-name="P1">-------------------------------------------------------------</text:p>
      <text:p text:style-name="P1">Profile: <text:s text:c="20"/>default</text:p>
      <text:p text:style-name="P1">Extending: <text:s text:c="9"/>[cached] /opt/ros/kinetic</text:p>
      <text:p text:style-name="P1">Workspace: <text:s text:c="18"/>/home/lt110862/catkin_ws</text:p>
      <text:p text:style-name="P1">-------------------------------------------------------------</text:p>
      <text:p text:style-name="P1">Build Space: <text:s text:c="7"/>[exists] /home/lt110862/catkin_ws/build</text:p>
      <text:p text:style-name="P1">Devel Space: <text:s text:c="7"/>[exists] /home/lt110862/catkin_ws/devel</text:p>
      <text:p text:style-name="P1">Install Space: <text:s text:c="5"/>[unused] /home/lt110862/catkin_ws/install</text:p>
      <text:p text:style-name="P1">Log Space: <text:s text:c="9"/>[exists] /home/lt110862/catkin_ws/logs</text:p>
      <text:p text:style-name="P1">Source Space: <text:s text:c="6"/>[exists] /home/lt110862/catkin_ws/src</text:p>
      <text:p text:style-name="P1">DESTDIR: <text:s text:c="11"/>[unused] None</text:p>
      <text:p text:style-name="P1">-------------------------------------------------------------</text:p>
      <text:p text:style-name="P1">Devel Space Layout: <text:s text:c="9"/>linked</text:p>
      <text:p text:style-name="P1">Install Space Layout: <text:s text:c="7"/>None</text:p>
      <text:p text:style-name="P1">-------------------------------------------------------------</text:p>
      <text:p text:style-name="P1">Additional CMake Args: <text:s text:c="6"/>None</text:p>
      <text:p text:style-name="P1">Additional Make Args: <text:s text:c="7"/>None</text:p>
      <text:p text:style-name="P1">Additional catkin Make Args: None</text:p>
      <text:p text:style-name="P1">Internal Make Job Server: <text:s text:c="3"/>True</text:p>
      <text:p text:style-name="P1">Cache Job Environments: <text:s text:c="5"/>False</text:p>
      <text:p text:style-name="P1">-------------------------------------------------------------</text:p>
      <text:p text:style-name="P1">Whitelisted Packages: <text:s text:c="7"/>None</text:p>
      <text:p text:style-name="P1">Blacklisted Packages: <text:s text:c="7"/>None</text:p>
      <text:p text:style-name="P1">-------------------------------------------------------------</text:p>
      <text:p text:style-name="P1">Workspace configuration appears valid.</text:p>
      <text:p text:style-name="P1">-------------------------------------------------------------</text:p>
      <text:p text:style-name="P1">[build] Found '142' packages in 0.0 seconds. <text:s text:c="158"/></text:p>
      <text:p text:style-name="P1">[build] Package table is up to date. <text:s text:c="166"/></text:p>
      <text:p text:style-name="P1">Starting <text:s/>&gt;&gt;&gt; catkin <text:s text:c="182"/></text:p>
      <text:p text:style-name="P1">Finished <text:s/>&lt;&lt;&lt; catkin <text:s text:c="38"/>[ 0.1 seconds ] <text:s text:c="128"/></text:p>
      <text:p text:style-name="P1">Starting <text:s/>&gt;&gt;&gt; genmsg <text:s text:c="182"/></text:p>
      <text:p text:style-name="P1">Starting <text:s/>&gt;&gt;&gt; ceres-solver <text:s text:c="176"/></text:p>
      <text:p text:style-name="P1">Starting <text:s/>&gt;&gt;&gt; cmake_modules <text:s text:c="175"/></text:p>
      <text:p text:style-name="P1">Starting <text:s/>&gt;&gt;&gt; cpp_common <text:s text:c="178"/></text:p>
      <text:p text:style-name="P1">Starting <text:s/>&gt;&gt;&gt; keyboard <text:s text:c="180"/></text:p>
      <text:p text:style-name="P1">Starting <text:s/>&gt;&gt;&gt; mavlink <text:s text:c="181"/></text:p>
      <text:p text:style-name="P1">Starting <text:s/>&gt;&gt;&gt; orocos_kdl <text:s text:c="178"/></text:p>
      <text:p text:style-name="P1">Starting <text:s/>&gt;&gt;&gt; ros_environment <text:s text:c="173"/></text:p>
      <text:p text:style-name="P1">Starting <text:s/>&gt;&gt;&gt; rosboost_cfg <text:s text:c="176"/></text:p>
      <text:p text:style-name="P1">Starting <text:s/>&gt;&gt;&gt; rosclean <text:s text:c="180"/></text:p>
      <text:p text:style-name="P1">Starting <text:s/>&gt;&gt;&gt; rosgraph <text:s text:c="180"/></text:p>
      <text:p text:style-name="P1">Starting <text:s/>&gt;&gt;&gt; rosmake <text:s text:c="181"/></text:p>
      <text:p text:style-name="P1">Finished <text:s/>&lt;&lt;&lt; keyboard <text:s text:c="36"/>[ 0.1 seconds ] <text:s text:c="128"/></text:p>
      <text:p text:style-name="P1">Starting <text:s/>&gt;&gt;&gt; rotors_description <text:s text:c="170"/></text:p>
      <text:p text:style-name="P1">Finished <text:s/>&lt;&lt;&lt; ros_environment <text:s text:c="29"/>[ 0.1 seconds ] <text:s text:c="128"/></text:p>
      <text:p text:style-name="P1">Finished <text:s/>&lt;&lt;&lt; cpp_common <text:s text:c="34"/>[ 0.1 seconds ] <text:s text:c="128"/></text:p>
      <text:p text:style-name="P1">Starting <text:s/>&gt;&gt;&gt; rostime <text:s text:c="181"/></text:p>
      <text:p text:style-name="P1">Finished <text:s/>&lt;&lt;&lt; rosboost_cfg <text:s text:c="32"/>[ 0.1 seconds ] <text:s text:c="128"/></text:p>
      <text:p text:style-name="P1">Finished <text:s/>&lt;&lt;&lt; cmake_modules <text:s text:c="31"/>[ 0.1 seconds ] <text:s text:c="128"/></text:p>
      <text:p text:style-name="P1">Finished <text:s/>&lt;&lt;&lt; rosgraph <text:s text:c="36"/>[ 0.1 seconds ] <text:s text:c="128"/></text:p>
      <text:p text:style-name="P1">Finished <text:s/>&lt;&lt;&lt; rosclean <text:s text:c="36"/>[ 0.1 seconds ] <text:s text:c="128"/></text:p>
      <text:p text:style-name="P1"><text:soft-page-break/>Finished <text:s/>&lt;&lt;&lt; genmsg <text:s text:c="38"/>[ 0.1 seconds ] <text:s text:c="128"/></text:p>
      <text:p text:style-name="P1">Finished <text:s/>&lt;&lt;&lt; rosmake <text:s text:c="37"/>[ 0.2 seconds ] <text:s text:c="128"/></text:p>
      <text:p text:style-name="P1">Finished <text:s/>&lt;&lt;&lt; rotors_description <text:s text:c="26"/>[ 0.1 seconds ] <text:s text:c="128"/></text:p>
      <text:p text:style-name="P1">Starting <text:s/>&gt;&gt;&gt; class_loader <text:s text:c="176"/></text:p>
      <text:p text:style-name="P1">Starting <text:s/>&gt;&gt;&gt; rospack <text:s text:c="181"/></text:p>
      <text:p text:style-name="P1">Starting <text:s/>&gt;&gt;&gt; rosmaster <text:s text:c="179"/></text:p>
      <text:p text:style-name="P1">Starting <text:s/>&gt;&gt;&gt; rosparam <text:s text:c="180"/></text:p>
      <text:p text:style-name="P1">Starting <text:s/>&gt;&gt;&gt; gencpp <text:s text:c="182"/></text:p>
      <text:p text:style-name="P1">Starting <text:s/>&gt;&gt;&gt; geneus <text:s text:c="182"/></text:p>
      <text:p text:style-name="P1">Starting <text:s/>&gt;&gt;&gt; genlisp <text:s text:c="181"/></text:p>
      <text:p text:style-name="P1">Starting <text:s/>&gt;&gt;&gt; gennodejs <text:s text:c="179"/></text:p>
      <text:p text:style-name="P1">Finished <text:s/>&lt;&lt;&lt; rostime <text:s text:c="37"/>[ 0.1 seconds ] <text:s text:c="128"/></text:p>
      <text:p text:style-name="P1">Starting <text:s/>&gt;&gt;&gt; genpy <text:s text:c="183"/></text:p>
      <text:p text:style-name="P1">Finished <text:s/>&lt;&lt;&lt; mavlink <text:s text:c="37"/>[ 0.6 seconds ] <text:s text:c="128"/></text:p>
      <text:p text:style-name="P1">Starting <text:s/>&gt;&gt;&gt; roslang <text:s text:c="181"/></text:p>
      <text:p text:style-name="P1">Finished <text:s/>&lt;&lt;&lt; orocos_kdl <text:s text:c="34"/>[ 0.4 seconds ] <text:s text:c="128"/></text:p>
      <text:p text:style-name="P1">Starting <text:s/>&gt;&gt;&gt; roscpp_traits <text:s text:c="175"/></text:p>
      <text:p text:style-name="P1">Finished <text:s/>&lt;&lt;&lt; ceres-solver <text:s text:c="32"/>[ 3.5 seconds ] <text:s text:c="128"/></text:p>
      <text:p text:style-name="P1">Starting <text:s/>&gt;&gt;&gt; xmlrpcpp <text:s text:c="180"/></text:p>
      <text:p text:style-name="P1">Finished <text:s/>&lt;&lt;&lt; genlisp <text:s text:c="37"/>[ 0.1 seconds ] <text:s text:c="128"/></text:p>
      <text:p text:style-name="P1">Starting <text:s/>&gt;&gt;&gt; python_orocos_kdl <text:s text:c="171"/></text:p>
      <text:p text:style-name="P1">Finished <text:s/>&lt;&lt;&lt; rosparam <text:s text:c="36"/>[ 0.1 seconds ] <text:s text:c="128"/></text:p>
      <text:p text:style-name="P1">Starting <text:s/>&gt;&gt;&gt; cartographer <text:s text:c="176"/></text:p>
      <text:p text:style-name="P1">Finished <text:s/>&lt;&lt;&lt; gencpp <text:s text:c="38"/>[ 0.1 seconds ] <text:s text:c="128"/></text:p>
      <text:p text:style-name="P1">Finished <text:s/>&lt;&lt;&lt; geneus <text:s text:c="38"/>[ 0.1 seconds ] <text:s text:c="128"/></text:p>
      <text:p text:style-name="P1">Finished <text:s/>&lt;&lt;&lt; class_loader <text:s text:c="32"/>[ 0.1 seconds ] <text:s text:c="128"/></text:p>
      <text:p text:style-name="P1">Finished <text:s/>&lt;&lt;&lt; gennodejs <text:s text:c="35"/>[ 0.1 seconds ] <text:s text:c="128"/></text:p>
      <text:p text:style-name="P1">Finished <text:s/>&lt;&lt;&lt; rosmaster <text:s text:c="35"/>[ 0.1 seconds ] <text:s text:c="128"/></text:p>
      <text:p text:style-name="P1">Finished <text:s/>&lt;&lt;&lt; rospack <text:s text:c="37"/>[ 0.1 seconds ] <text:s text:c="128"/></text:p>
      <text:p text:style-name="P1">Starting <text:s/>&gt;&gt;&gt; rosbash <text:s text:c="181"/></text:p>
      <text:p text:style-name="P1">Starting <text:s/>&gt;&gt;&gt; roslib <text:s text:c="182"/></text:p>
      <text:p text:style-name="P1">Finished <text:s/>&lt;&lt;&lt; genpy <text:s text:c="39"/>[ 0.1 seconds ] <text:s text:c="128"/></text:p>
      <text:p text:style-name="P1">Starting <text:s/>&gt;&gt;&gt; message_generation <text:s text:c="170"/></text:p>
      <text:p text:style-name="P1">Finished <text:s/>&lt;&lt;&lt; roslang <text:s text:c="37"/>[ 0.1 seconds ] <text:s text:c="128"/></text:p>
      <text:p text:style-name="P1">Finished <text:s/>&lt;&lt;&lt; roscpp_traits <text:s text:c="31"/>[ 0.1 seconds ] <text:s text:c="128"/></text:p>
      <text:p text:style-name="P1">Starting <text:s/>&gt;&gt;&gt; roscpp_serialization <text:s text:c="168"/></text:p>
      <text:p text:style-name="P1">Finished <text:s/>&lt;&lt;&lt; xmlrpcpp <text:s text:c="36"/>[ 0.1 seconds ] <text:s text:c="128"/></text:p>
      <text:p text:style-name="P1">Finished <text:s/>&lt;&lt;&lt; rosbash <text:s text:c="37"/>[ 0.1 seconds ] <text:s text:c="128"/></text:p>
      <text:p text:style-name="P1">Finished <text:s/>&lt;&lt;&lt; roslib <text:s text:c="38"/>[ 0.1 seconds ] <text:s text:c="128"/></text:p>
      <text:p text:style-name="P1">Starting <text:s/>&gt;&gt;&gt; roscreate <text:s text:c="179"/></text:p>
      <text:p text:style-name="P1">Starting <text:s/>&gt;&gt;&gt; rosunit <text:s text:c="181"/></text:p>
      <text:p text:style-name="P1">Finished <text:s/>&lt;&lt;&lt; message_generation <text:s text:c="26"/>[ 0.1 seconds ] <text:s text:c="128"/></text:p>
      <text:p text:style-name="P1">Finished <text:s/>&lt;&lt;&lt; roscpp_serialization <text:s text:c="24"/>[ 0.1 seconds ] <text:s text:c="128"/></text:p>
      <text:p text:style-name="P1">Starting <text:s/>&gt;&gt;&gt; message_runtime <text:s text:c="173"/></text:p>
      <text:p text:style-name="P1">Finished <text:s/>&lt;&lt;&lt; python_orocos_kdl <text:s text:c="27"/>[ 0.2 seconds ] <text:s text:c="128"/></text:p>
      <text:p text:style-name="P1">Starting <text:s/>&gt;&gt;&gt; orocos_kinematics_dynamics <text:s text:c="162"/></text:p>
      <text:p text:style-name="P1">Finished <text:s/>&lt;&lt;&lt; roscreate <text:s text:c="35"/>[ 0.1 seconds ] <text:s text:c="128"/></text:p>
      <text:p text:style-name="P1">Finished <text:s/>&lt;&lt;&lt; rosunit <text:s text:c="37"/>[ 0.2 seconds ] <text:s text:c="128"/></text:p>
      <text:p text:style-name="P1">Starting <text:s/>&gt;&gt;&gt; angles <text:s text:c="182"/></text:p>
      <text:p text:style-name="P1">Starting <text:s/>&gt;&gt;&gt; libmavconn <text:s text:c="178"/></text:p>
      <text:p text:style-name="P1">Starting <text:s/>&gt;&gt;&gt; roslz4 <text:s text:c="182"/></text:p>
      <text:p text:style-name="P1">Finished <text:s/>&lt;&lt;&lt; message_runtime <text:s text:c="29"/>[ 0.1 seconds ] <text:s text:c="128"/></text:p>
      <text:p text:style-name="P1"><text:soft-page-break/>Starting <text:s/>&gt;&gt;&gt; rosbuild <text:s text:c="180"/></text:p>
      <text:p text:style-name="P1">Starting <text:s/>&gt;&gt;&gt; std_msgs <text:s text:c="180"/></text:p>
      <text:p text:style-name="P1">Finished <text:s/>&lt;&lt;&lt; orocos_kinematics_dynamics <text:s text:c="18"/>[ 0.1 seconds ] <text:s text:c="128"/></text:p>
      <text:p text:style-name="P1">Starting <text:s/>&gt;&gt;&gt; std_srvs <text:s text:c="180"/></text:p>
      <text:p text:style-name="P1">Finished <text:s/>&lt;&lt;&lt; libmavconn <text:s text:c="34"/>[ 0.2 seconds ] <text:s text:c="128"/></text:p>
      <text:p text:style-name="P1">Finished <text:s/>&lt;&lt;&lt; angles <text:s text:c="38"/>[ 0.2 seconds ] <text:s text:c="128"/></text:p>
      <text:p text:style-name="P1">Finished <text:s/>&lt;&lt;&lt; roslz4 <text:s text:c="38"/>[ 0.2 seconds ] <text:s text:c="128"/></text:p>
      <text:p text:style-name="P1">Starting <text:s/>&gt;&gt;&gt; rosbag_storage <text:s text:c="174"/></text:p>
      <text:p text:style-name="P1">Finished <text:s/>&lt;&lt;&lt; rosbuild <text:s text:c="36"/>[ 0.2 seconds ] <text:s text:c="128"/></text:p>
      <text:p text:style-name="P1">Finished <text:s/>&lt;&lt;&lt; rosbag_storage <text:s text:c="30"/>[ 0.2 seconds ] <text:s text:c="128"/></text:p>
      <text:p text:style-name="P1">Starting <text:s/>&gt;&gt;&gt; mk <text:s text:c="186"/></text:p>
      <text:p text:style-name="P1">Finished <text:s/>&lt;&lt;&lt; std_srvs <text:s text:c="36"/>[ 0.4 seconds ] <text:s text:c="128"/></text:p>
      <text:p text:style-name="P1">Starting <text:s/>&gt;&gt;&gt; rosconsole <text:s text:c="178"/></text:p>
      <text:p text:style-name="P1">Finished <text:s/>&lt;&lt;&lt; std_msgs <text:s text:c="36"/>[ 0.7 seconds ] <text:s text:c="128"/></text:p>
      <text:p text:style-name="P1">Starting <text:s/>&gt;&gt;&gt; actionlib_msgs <text:s text:c="174"/></text:p>
      <text:p text:style-name="P1">Starting <text:s/>&gt;&gt;&gt; diagnostic_msgs <text:s text:c="173"/></text:p>
      <text:p text:style-name="P1">Starting <text:s/>&gt;&gt;&gt; geometry_msgs <text:s text:c="175"/></text:p>
      <text:p text:style-name="P1">Starting <text:s/>&gt;&gt;&gt; mav_state_machine_msgs <text:s text:c="166"/></text:p>
      <text:p text:style-name="P1">Starting <text:s/>&gt;&gt;&gt; mav_system_msgs <text:s text:c="173"/></text:p>
      <text:p text:style-name="P1">Starting <text:s/>&gt;&gt;&gt; rosgraph_msgs <text:s text:c="175"/></text:p>
      <text:p text:style-name="P1">Starting <text:s/>&gt;&gt;&gt; test_rosbag_storage <text:s text:c="169"/></text:p>
      <text:p text:style-name="P1">Starting <text:s/>&gt;&gt;&gt; uuid_msgs <text:s text:c="179"/></text:p>
      <text:p text:style-name="P1">Finished <text:s/>&lt;&lt;&lt; mk <text:s text:c="42"/>[ 0.1 seconds ] <text:s text:c="128"/></text:p>
      <text:p text:style-name="P1">Finished <text:s/>&lt;&lt;&lt; rosconsole <text:s text:c="34"/>[ 0.2 seconds ] <text:s text:c="128"/></text:p>
      <text:p text:style-name="P1">Finished <text:s/>&lt;&lt;&lt; actionlib_msgs <text:s text:c="30"/>[ 0.2 seconds ] <text:s text:c="128"/></text:p>
      <text:p text:style-name="P1">Finished <text:s/>&lt;&lt;&lt; uuid_msgs <text:s text:c="35"/>[ 0.4 seconds ] <text:s text:c="128"/></text:p>
      <text:p text:style-name="P1">Finished <text:s/>&lt;&lt;&lt; diagnostic_msgs <text:s text:c="29"/>[ 0.4 seconds ] <text:s text:c="128"/></text:p>
      <text:p text:style-name="P1">Starting <text:s/>&gt;&gt;&gt; pluginlib <text:s text:c="179"/></text:p>
      <text:p text:style-name="P1">Finished <text:s/>&lt;&lt;&lt; test_rosbag_storage <text:s text:c="25"/>[ 0.2 seconds ] <text:s text:c="128"/></text:p>
      <text:p text:style-name="P1">Finished <text:s/>&lt;&lt;&lt; rosgraph_msgs <text:s text:c="31"/>[ 0.4 seconds ] <text:s text:c="128"/></text:p>
      <text:p text:style-name="P1">Starting <text:s/>&gt;&gt;&gt; rosconsole_bridge <text:s text:c="171"/></text:p>
      <text:p text:style-name="P1">Starting <text:s/>&gt;&gt;&gt; test_roslib_comm <text:s text:c="172"/></text:p>
      <text:p text:style-name="P1">Starting <text:s/>&gt;&gt;&gt; roscpp <text:s text:c="182"/></text:p>
      <text:p text:style-name="P1">Finished <text:s/>&lt;&lt;&lt; mav_state_machine_msgs <text:s text:c="22"/>[ 0.3 seconds ] <text:s text:c="128"/></text:p>
      <text:p text:style-name="P1">Finished <text:s/>&lt;&lt;&lt; geometry_msgs <text:s text:c="31"/>[ 0.7 seconds ] <text:s text:c="128"/></text:p>
      <text:p text:style-name="P1">Starting <text:s/>&gt;&gt;&gt; cartographer_ros_msgs <text:s text:c="167"/></text:p>
      <text:p text:style-name="P1">Starting <text:s/>&gt;&gt;&gt; eigen_conversions <text:s text:c="171"/></text:p>
      <text:p text:style-name="P1">Finished <text:s/>&lt;&lt;&lt; mav_system_msgs <text:s text:c="29"/>[ 0.3 seconds ] <text:s text:c="128"/></text:p>
      <text:p text:style-name="P1">Starting <text:s/>&gt;&gt;&gt; kdl_conversions <text:s text:c="173"/></text:p>
      <text:p text:style-name="P1">Starting <text:s/>&gt;&gt;&gt; nav_msgs <text:s text:c="180"/></text:p>
      <text:p text:style-name="P1">Starting <text:s/>&gt;&gt;&gt; rotors_comm <text:s text:c="177"/></text:p>
      <text:p text:style-name="P1">Starting <text:s/>&gt;&gt;&gt; shape_msgs <text:s text:c="178"/></text:p>
      <text:p text:style-name="P1">Starting <text:s/>&gt;&gt;&gt; tf2_msgs <text:s text:c="180"/></text:p>
      <text:p text:style-name="P1">Finished <text:s/>&lt;&lt;&lt; pluginlib <text:s text:c="35"/>[ 0.2 seconds ] <text:s text:c="128"/></text:p>
      <text:p text:style-name="P1">Starting <text:s/>&gt;&gt;&gt; trajectory_msgs <text:s text:c="173"/></text:p>
      <text:p text:style-name="P1">Finished <text:s/>&lt;&lt;&lt; rosconsole_bridge <text:s text:c="27"/>[ 0.2 seconds ] <text:s text:c="128"/></text:p>
      <text:p text:style-name="P1">Starting <text:s/>&gt;&gt;&gt; geographic_msgs <text:s text:c="173"/></text:p>
      <text:p text:style-name="P1">___________________________________________________________________________________________________________________________________________________________________________________________________________</text:p>
      <text:p text:style-name="P1">Errors <text:s text:c="4"/>&lt;&lt; cartographer:make /home/lt110862/catkin_ws/logs/cartographer/build.make.001.log <text:s text:c="109"/></text:p>
      <text:p text:style-name="P1"><text:soft-page-break/>In file included from /home/lt110862/catkin_ws/src/cartographer/cartographer/mapping/detect_floors.h:20:0,</text:p>
      <text:p text:style-name="P1"><text:s text:c="17"/>from /home/lt110862/catkin_ws/src/cartographer/cartographer/mapping/detect_floors.cc:17:</text:p>
      <text:p text:style-name="P1">/home/lt110862/catkin_ws/build/cartographer/cartographer/mapping/proto/trajectory.pb.h:12:2: error: #error This file was generated by a newer version of protoc which is</text:p>
      <text:p text:style-name="P1"><text:s/>#error This file was generated by a newer version of protoc which is</text:p>
      <text:p text:style-name="P1"><text:s text:c="2"/>^</text:p>
      <text:p text:style-name="P1">/home/lt110862/catkin_ws/build/cartographer/cartographer/mapping/proto/trajectory.pb.h:13:2: error: #error incompatible with your Protocol Buffer headers. Please update</text:p>
      <text:p text:style-name="P1"><text:s/>#error incompatible with your Protocol Buffer headers. <text:s/>Please update</text:p>
      <text:p text:style-name="P1"><text:s text:c="2"/>^</text:p>
      <text:p text:style-name="P1">/home/lt110862/catkin_ws/build/cartographer/cartographer/mapping/proto/trajectory.pb.h:14:2: error: #error your headers.</text:p>
      <text:p text:style-name="P1"><text:s/>#error your headers.</text:p>
      <text:p text:style-name="P1"><text:s text:c="2"/>^</text:p>
      <text:p text:style-name="P1">In file included from /home/lt110862/catkin_ws/src/cartographer/cartographer/mapping/detect_floors.h:20:0,</text:p>
      <text:p text:style-name="P1"><text:s text:c="17"/>from /home/lt110862/catkin_ws/src/cartographer/cartographer/mapping/detect_floors.cc:17:</text:p>
      <text:p text:style-name="P1">/home/lt110862/catkin_ws/build/cartographer/cartographer/mapping/proto/trajectory.pb.h:23:35: fatal error: google/protobuf/arena.h: No such file or directory</text:p>
      <text:p text:style-name="P1">compilation terminated.</text:p>
      <text:p text:style-name="P1">make[2]: *** [CMakeFiles/cartographer.dir/cartographer/mapping/detect_floors.cc.o] Error 1</text:p>
      <text:p text:style-name="P1">make[2]: *** Waiting for unfinished jobs....</text:p>
      <text:p text:style-name="P1">In file included from /home/lt110862/catkin_ws/src/cartographer/cartographer/mapping/range_data_inserter_interface.h:24:0,</text:p>
      <text:p text:style-name="P1"><text:s text:c="17"/>from /home/lt110862/catkin_ws/src/cartographer/cartographer/mapping/range_data_inserter_interface.cc:17:</text:p>
      <text:p text:style-name="P1">/home/lt110862/catkin_ws/build/cartographer/cartographer/mapping/proto/2d/submaps_options_2d.pb.h:12:2: error: #error This file was generated by a newer version of protoc which is</text:p>
      <text:p text:style-name="P1"><text:s/>#error This file was generated by a newer version of protoc which is</text:p>
      <text:p text:style-name="P1"><text:s text:c="2"/>^</text:p>
      <text:p text:style-name="P1">/home/lt110862/catkin_ws/build/cartographer/cartographer/mapping/proto/2d/submaps_options_2d.pb.h:13:2: error: #error incompatible with your Protocol Buffer headers. Please update</text:p>
      <text:p text:style-name="P1"><text:s/>#error incompatible with your Protocol Buffer headers. <text:s/>Please update</text:p>
      <text:p text:style-name="P1"><text:s text:c="2"/>^</text:p>
      <text:p text:style-name="P1">/home/lt110862/catkin_ws/build/cartographer/cartographer/mapping/proto/2d/submaps_options_2d.pb.h:14:2: error: #error your headers.</text:p>
      <text:p text:style-name="P1"><text:s/>#error your headers.</text:p>
      <text:p text:style-name="P1"><text:s text:c="2"/>^</text:p>
      <text:p text:style-name="P1">In file included from /home/lt110862/catkin_ws/src/cartographer/cartographer/mapping/range_data_inserter_interface.h:24:0,</text:p>
      <text:p text:style-name="P1"><text:s text:c="17"/>from /home/lt110862/catkin_ws/src/cartographer/cartographer/mapping/range_data_inserter_interface.cc:17:</text:p>
      <text:p text:style-name="P1"><text:soft-page-break/>/home/lt110862/catkin_ws/build/cartographer/cartographer/mapping/proto/2d/submaps_options_2d.pb.h:23:35: fatal error: google/protobuf/arena.h: No such file or directory</text:p>
      <text:p text:style-name="P1">compilation terminated.</text:p>
      <text:p text:style-name="P1">make[2]: *** [CMakeFiles/cartographer.dir/cartographer/mapping/range_data_inserter_interface.cc.o] Error 1</text:p>
      <text:p text:style-name="P1">In file included from /home/lt110862/catkin_ws/src/cartographer/cartographer/mapping/id.h:33:0,</text:p>
      <text:p text:style-name="P1"><text:s text:c="17"/>from /home/lt110862/catkin_ws/src/cartographer/cartographer/mapping/pose_graph_trimmer.h:20,</text:p>
      <text:p text:style-name="P1"><text:s text:c="17"/>from /home/lt110862/catkin_ws/src/cartographer/cartographer/mapping/pose_graph_trimmer.cc:17:</text:p>
      <text:p text:style-name="P1">/home/lt110862/catkin_ws/build/cartographer/cartographer/mapping/proto/pose_graph.pb.h:12:2: error: #error This file was generated by a newer version of protoc which is</text:p>
      <text:p text:style-name="P1"><text:s/>#error This file was generated by a newer version of protoc which is</text:p>
      <text:p text:style-name="P1"><text:s text:c="2"/>^</text:p>
      <text:p text:style-name="P1">/home/lt110862/catkin_ws/build/cartographer/cartographer/mapping/proto/pose_graph.pb.h:13:2: error: #error incompatible with your Protocol Buffer headers. Please update</text:p>
      <text:p text:style-name="P1"><text:s/>#error incompatible with your Protocol Buffer headers. <text:s/>Please update</text:p>
      <text:p text:style-name="P1"><text:s text:c="2"/>^</text:p>
      <text:p text:style-name="P1">/home/lt110862/catkin_ws/build/cartographer/cartographer/mapping/proto/pose_graph.pb.h:14:2: error: #error your headers.</text:p>
      <text:p text:style-name="P1"><text:s/>#error your headers.</text:p>
      <text:p text:style-name="P1"><text:s text:c="2"/>^</text:p>
      <text:p text:style-name="P1">In file included from /home/lt110862/catkin_ws/src/cartographer/cartographer/mapping/id.h:33:0,</text:p>
      <text:p text:style-name="P1"><text:s text:c="17"/>from /home/lt110862/catkin_ws/src/cartographer/cartographer/mapping/pose_graph_trimmer.h:20,</text:p>
      <text:p text:style-name="P1"><text:s text:c="17"/>from /home/lt110862/catkin_ws/src/cartographer/cartographer/mapping/pose_graph_trimmer.cc:17:</text:p>
      <text:p text:style-name="P1">/home/lt110862/catkin_ws/build/cartographer/cartographer/mapping/proto/pose_graph.pb.h:23:35: fatal error: google/protobuf/arena.h: No such file or directory</text:p>
      <text:p text:style-name="P1">compilation terminated.</text:p>
      <text:p text:style-name="P1">make[2]: *** [CMakeFiles/cartographer.dir/cartographer/mapping/pose_graph_trimmer.cc.o] Error 1</text:p>
      <text:p text:style-name="P1">In file included from /home/lt110862/catkin_ws/src/cartographer/cartographer/mapping/id.h:33:0,</text:p>
      <text:p text:style-name="P1"><text:s text:c="17"/>from /home/lt110862/catkin_ws/src/cartographer/cartographer/mapping/map_builder_interface.h:28,</text:p>
      <text:p text:style-name="P1"><text:s text:c="17"/>from /home/lt110862/catkin_ws/src/cartographer/cartographer/mapping/map_builder.h:20,</text:p>
      <text:p text:style-name="P1"><text:s text:c="17"/>from /home/lt110862/catkin_ws/src/cartographer/cartographer/mapping/map_builder.cc:17:</text:p>
      <text:p text:style-name="P1">/home/lt110862/catkin_ws/build/cartographer/cartographer/mapping/proto/pose_graph.pb.h:12:2: error: #error This file was generated by a newer version of protoc which is</text:p>
      <text:p text:style-name="P1"><text:s/>#error This file was generated by a newer version of protoc which is</text:p>
      <text:p text:style-name="P1"><text:s text:c="2"/>^</text:p>
      <text:p text:style-name="P1">/home/lt110862/catkin_ws/build/cartographer/cartographer/mapping/proto/pose_graph.pb.h:13:2: error: #error incompatible with your Protocol Buffer headers. Please update</text:p>
      <text:p text:style-name="P1"><text:s/>#error incompatible with your Protocol Buffer headers. <text:s/>Please update</text:p>
      <text:p text:style-name="P1"><text:s text:c="2"/>^</text:p>
      <text:p text:style-name="P1">/home/lt110862/catkin_ws/build/cartographer/cartographer/mapping/proto/pose_graph.pb.h:14:2: error: #error your headers.</text:p>
      <text:p text:style-name="P1"><text:s/>#error your headers.</text:p>
      <text:p text:style-name="P1"><text:s text:c="2"/>^</text:p>
      <text:p text:style-name="P1"><text:soft-page-break/>In file included from /home/lt110862/catkin_ws/src/cartographer/cartographer/mapping/id.h:33:0,</text:p>
      <text:p text:style-name="P1"><text:s text:c="17"/>from /home/lt110862/catkin_ws/src/cartographer/cartographer/mapping/map_builder_interface.h:28,</text:p>
      <text:p text:style-name="P1"><text:s text:c="17"/>from /home/lt110862/catkin_ws/src/cartographer/cartographer/mapping/map_builder.h:20,</text:p>
      <text:p text:style-name="P1"><text:s text:c="17"/>from /home/lt110862/catkin_ws/src/cartographer/cartographer/mapping/map_builder.cc:17:</text:p>
      <text:p text:style-name="P1">/home/lt110862/catkin_ws/build/cartographer/cartographer/mapping/proto/pose_graph.pb.h:23:35: fatal error: google/protobuf/arena.h: No such file or directory</text:p>
      <text:p text:style-name="P1">compilation terminated.</text:p>
      <text:p text:style-name="P1">make[2]: *** [CMakeFiles/cartographer.dir/cartographer/mapping/map_builder.cc.o] Error 1</text:p>
      <text:p text:style-name="P1">In file included from /home/lt110862/catkin_ws/src/cartographer/cartographer/mapping/3d/hybrid_grid.h:31:0,</text:p>
      <text:p text:style-name="P1"><text:s text:c="17"/>from /home/lt110862/catkin_ws/src/cartographer/cartographer/mapping/3d/range_data_inserter_3d.h:20,</text:p>
      <text:p text:style-name="P1"><text:s text:c="17"/>from /home/lt110862/catkin_ws/src/cartographer/cartographer/mapping/3d/range_data_inserter_3d.cc:17:</text:p>
      <text:p text:style-name="P1">/home/lt110862/catkin_ws/build/cartographer/cartographer/mapping/proto/3d/hybrid_grid.pb.h:12:2: error: #error This file was generated by a newer version of protoc which is</text:p>
      <text:p text:style-name="P1"><text:s/>#error This file was generated by a newer version of protoc which is</text:p>
      <text:p text:style-name="P1"><text:s text:c="2"/>^</text:p>
      <text:p text:style-name="P1">/home/lt110862/catkin_ws/build/cartographer/cartographer/mapping/proto/3d/hybrid_grid.pb.h:13:2: error: #error incompatible with your Protocol Buffer headers. Please update</text:p>
      <text:p text:style-name="P1"><text:s/>#error incompatible with your Protocol Buffer headers. <text:s/>Please update</text:p>
      <text:p text:style-name="P1"><text:s text:c="2"/>^</text:p>
      <text:p text:style-name="P1">/home/lt110862/catkin_ws/build/cartographer/cartographer/mapping/proto/3d/hybrid_grid.pb.h:14:2: error: #error your headers.</text:p>
      <text:p text:style-name="P1"><text:s/>#error your headers.</text:p>
      <text:p text:style-name="P1"><text:s text:c="2"/>^</text:p>
      <text:p text:style-name="P1">In file included from /home/lt110862/catkin_ws/src/cartographer/cartographer/mapping/3d/hybrid_grid.h:31:0,</text:p>
      <text:p text:style-name="P1"><text:s text:c="17"/>from /home/lt110862/catkin_ws/src/cartographer/cartographer/mapping/3d/range_data_inserter_3d.h:20,</text:p>
      <text:p text:style-name="P1"><text:s text:c="17"/>from /home/lt110862/catkin_ws/src/cartographer/cartographer/mapping/3d/range_data_inserter_3d.cc:17:</text:p>
      <text:p text:style-name="P1">/home/lt110862/catkin_ws/build/cartographer/cartographer/mapping/proto/3d/hybrid_grid.pb.h:23:35: fatal error: google/protobuf/arena.h: No such file or directory</text:p>
      <text:p text:style-name="P1">compilation terminated.</text:p>
      <text:p text:style-name="P1">make[2]: *** [CMakeFiles/cartographer.dir/cartographer/mapping/3d/range_data_inserter_3d.cc.o] Error 1</text:p>
      <text:p text:style-name="P1">In file included from /home/lt110862/catkin_ws/src/cartographer/cartographer/sensor/imu_data.h:22:0,</text:p>
      <text:p text:style-name="P1"><text:s text:c="17"/>from /home/lt110862/catkin_ws/src/cartographer/cartographer/mapping/pose_extrapolator.h:25,</text:p>
      <text:p text:style-name="P1"><text:s text:c="17"/>from /home/lt110862/catkin_ws/src/cartographer/cartographer/mapping/pose_extrapolator.cc:17:</text:p>
      <text:p text:style-name="P1">/home/lt110862/catkin_ws/build/cartographer/cartographer/sensor/proto/sensor.pb.h:12:2: error: #error This file was generated by a newer version of protoc which is</text:p>
      <text:p text:style-name="P1"><text:soft-page-break/><text:s/>#error This file was generated by a newer version of protoc which is</text:p>
      <text:p text:style-name="P1"><text:s text:c="2"/>^</text:p>
      <text:p text:style-name="P1">/home/lt110862/catkin_ws/build/cartographer/cartographer/sensor/proto/sensor.pb.h:13:2: error: #error incompatible with your Protocol Buffer headers. Please update</text:p>
      <text:p text:style-name="P1"><text:s/>#error incompatible with your Protocol Buffer headers. <text:s/>Please update</text:p>
      <text:p text:style-name="P1"><text:s text:c="2"/>^</text:p>
      <text:p text:style-name="P1">/home/lt110862/catkin_ws/build/cartographer/cartographer/sensor/proto/sensor.pb.h:14:2: error: #error your headers.</text:p>
      <text:p text:style-name="P1"><text:s/>#error your headers.</text:p>
      <text:p text:style-name="P1"><text:s text:c="2"/>^</text:p>
      <text:p text:style-name="P1">In file included from /home/lt110862/catkin_ws/src/cartographer/cartographer/sensor/imu_data.h:22:0,</text:p>
      <text:p text:style-name="P1"><text:s text:c="17"/>from /home/lt110862/catkin_ws/src/cartographer/cartographer/mapping/pose_extrapolator.h:25,</text:p>
      <text:p text:style-name="P1"><text:s text:c="17"/>from /home/lt110862/catkin_ws/src/cartographer/cartographer/mapping/pose_extrapolator.cc:17:</text:p>
      <text:p text:style-name="P1">/home/lt110862/catkin_ws/build/cartographer/cartographer/sensor/proto/sensor.pb.h:23:35: fatal error: google/protobuf/arena.h: No such file or directory</text:p>
      <text:p text:style-name="P1">compilation terminated.</text:p>
      <text:p text:style-name="P1">make[2]: *** [CMakeFiles/cartographer.dir/cartographer/mapping/pose_extrapolator.cc.o] Error 1</text:p>
      <text:p text:style-name="P1">In file included from /home/lt110862/catkin_ws/src/cartographer/cartographer/mapping/3d/hybrid_grid.h:31:0,</text:p>
      <text:p text:style-name="P1"><text:s text:c="17"/>from /home/lt110862/catkin_ws/src/cartographer/cartographer/mapping/3d/submap_3d.h:26,</text:p>
      <text:p text:style-name="P1"><text:s text:c="17"/>from /home/lt110862/catkin_ws/src/cartographer/cartographer/mapping/3d/submap_3d.cc:17:</text:p>
      <text:p text:style-name="P1">/home/lt110862/catkin_ws/build/cartographer/cartographer/mapping/proto/3d/hybrid_grid.pb.h:12:2: error: #error This file was generated by a newer version of protoc which is</text:p>
      <text:p text:style-name="P1"><text:s/>#error This file was generated by a newer version of protoc which is</text:p>
      <text:p text:style-name="P1"><text:s text:c="2"/>^</text:p>
      <text:p text:style-name="P1">/home/lt110862/catkin_ws/build/cartographer/cartographer/mapping/proto/3d/hybrid_grid.pb.h:13:2: error: #error incompatible with your Protocol Buffer headers. Please update</text:p>
      <text:p text:style-name="P1"><text:s/>#error incompatible with your Protocol Buffer headers. <text:s/>Please update</text:p>
      <text:p text:style-name="P1"><text:s text:c="2"/>^</text:p>
      <text:p text:style-name="P1">/home/lt110862/catkin_ws/build/cartographer/cartographer/mapping/proto/3d/hybrid_grid.pb.h:14:2: error: #error your headers.</text:p>
      <text:p text:style-name="P1"><text:s/>#error your headers.</text:p>
      <text:p text:style-name="P1"><text:s text:c="2"/>^</text:p>
      <text:p text:style-name="P1">In file included from /home/lt110862/catkin_ws/src/cartographer/cartographer/mapping/3d/hybrid_grid.h:31:0,</text:p>
      <text:p text:style-name="P1"><text:s text:c="17"/>from /home/lt110862/catkin_ws/src/cartographer/cartographer/mapping/3d/submap_3d.h:26,</text:p>
      <text:p text:style-name="P1"><text:s text:c="17"/>from /home/lt110862/catkin_ws/src/cartographer/cartographer/mapping/3d/submap_3d.cc:17:</text:p>
      <text:p text:style-name="P1">/home/lt110862/catkin_ws/build/cartographer/cartographer/mapping/proto/3d/hybrid_grid.pb.h:23:35: fatal error: google/protobuf/arena.h: No such file or directory</text:p>
      <text:p text:style-name="P1">compilation terminated.</text:p>
      <text:p text:style-name="P1">make[2]: *** [CMakeFiles/cartographer.dir/cartographer/mapping/3d/submap_3d.cc.o] Error 1</text:p>
      <text:p text:style-name="P1"><text:soft-page-break/>make[1]: *** [CMakeFiles/cartographer.dir/all] Error 2</text:p>
      <text:p text:style-name="P1">make: *** [all] Error 2</text:p>
      <text:p text:style-name="P1">cd /home/lt110862/catkin_ws/build/cartographer; catkin build --get-env cartographer | catkin env -si <text:s/>/usr/bin/make --jobserver-fds=6,7 -j; cd -</text:p>
      <text:p text:style-name="P1">...........................................................................................................................................................................................................</text:p>
      <text:p text:style-name="P1">Failed <text:s text:c="4"/>&lt;&lt; cartographer:make <text:s text:c="27"/>[ Exited with code 2 ] <text:s text:c="121"/></text:p>
      <text:p text:style-name="P1">Failed <text:s text:c="3"/>&lt;&lt;&lt; cartographer <text:s text:c="32"/>[ 2.7 seconds ] <text:s text:c="128"/></text:p>
      <text:p text:style-name="P1">Abandoned &lt;&lt;&lt; visualization_msgs <text:s text:c="26"/>[ Unrelated job failed ] <text:s text:c="119"/></text:p>
      <text:p text:style-name="P1">Abandoned &lt;&lt;&lt; rosdiagnostic <text:s text:c="31"/>[ Unrelated job failed ] <text:s text:c="119"/></text:p>
      <text:p text:style-name="P1">Abandoned &lt;&lt;&lt; rospy <text:s text:c="39"/>[ Unrelated job failed ] <text:s text:c="119"/></text:p>
      <text:p text:style-name="P1">Abandoned &lt;&lt;&lt; rosservice <text:s text:c="34"/>[ Unrelated job failed ] <text:s text:c="119"/></text:p>
      <text:p text:style-name="P1">Abandoned &lt;&lt;&lt; roslaunch <text:s text:c="35"/>[ Unrelated job failed ] <text:s text:c="119"/></text:p>
      <text:p text:style-name="P1">Abandoned &lt;&lt;&lt; rostest <text:s text:c="37"/>[ Unrelated job failed ] <text:s text:c="119"/></text:p>
      <text:p text:style-name="P1">Abandoned &lt;&lt;&lt; rosmsg <text:s text:c="38"/>[ Unrelated job failed ] <text:s text:c="119"/></text:p>
      <text:p text:style-name="P1">Abandoned &lt;&lt;&lt; tf2 <text:s text:c="41"/>[ Unrelated job failed ] <text:s text:c="119"/></text:p>
      <text:p text:style-name="P1">Abandoned &lt;&lt;&lt; tf2_bullet <text:s text:c="34"/>[ Unrelated job failed ] <text:s text:c="119"/></text:p>
      <text:p text:style-name="P1">Abandoned &lt;&lt;&lt; tf2_eigen <text:s text:c="35"/>[ Unrelated job failed ] <text:s text:c="119"/></text:p>
      <text:p text:style-name="P1">Abandoned &lt;&lt;&lt; mav_msgs <text:s text:c="36"/>[ Unrelated job failed ] <text:s text:c="119"/></text:p>
      <text:p text:style-name="P1">Abandoned &lt;&lt;&lt; rosout <text:s text:c="38"/>[ Unrelated job failed ] <text:s text:c="119"/></text:p>
      <text:p text:style-name="P1">Abandoned &lt;&lt;&lt; diagnostic_aggregator <text:s text:c="23"/>[ Unrelated job failed ] <text:s text:c="119"/></text:p>
      <text:p text:style-name="P1">Abandoned &lt;&lt;&lt; diagnostic_updater <text:s text:c="26"/>[ Unrelated job failed ] <text:s text:c="119"/></text:p>
      <text:p text:style-name="P1">Abandoned &lt;&lt;&lt; diagnostic_common_diagnostics <text:s text:c="15"/>[ Unrelated job failed ] <text:s text:c="119"/></text:p>
      <text:p text:style-name="P1">Abandoned &lt;&lt;&lt; message_filters <text:s text:c="29"/>[ Unrelated job failed ] <text:s text:c="119"/></text:p>
      <text:p text:style-name="P1">Abandoned &lt;&lt;&lt; rosnode <text:s text:c="37"/>[ Unrelated job failed ] <text:s text:c="119"/></text:p>
      <text:p text:style-name="P1">Abandoned &lt;&lt;&lt; rostopic <text:s text:c="36"/>[ Unrelated job failed ] <text:s text:c="119"/></text:p>
      <text:p text:style-name="P1">Abandoned &lt;&lt;&lt; roswtf <text:s text:c="38"/>[ Unrelated job failed ] <text:s text:c="119"/></text:p>
      <text:p text:style-name="P1">Abandoned &lt;&lt;&lt; rotors_evaluation <text:s text:c="27"/>[ Unrelated job failed ] <text:s text:c="119"/></text:p>
      <text:p text:style-name="P1">Abandoned &lt;&lt;&lt; self_test <text:s text:c="35"/>[ Unrelated job failed ] <text:s text:c="119"/></text:p>
      <text:p text:style-name="P1">Abandoned &lt;&lt;&lt; test_diagnostic_aggregator <text:s text:c="18"/>[ Unrelated job failed ] <text:s text:c="119"/></text:p>
      <text:p text:style-name="P1">Abandoned &lt;&lt;&lt; test_roscpp <text:s text:c="33"/>[ Unrelated job failed ] <text:s text:c="119"/></text:p>
      <text:p text:style-name="P1">Abandoned &lt;&lt;&lt; test_rosgraph <text:s text:c="31"/>[ Unrelated job failed ] <text:s text:c="119"/></text:p>
      <text:p text:style-name="P1">Abandoned &lt;&lt;&lt; test_roslaunch <text:s text:c="30"/>[ Unrelated job failed ] <text:s text:c="119"/></text:p>
      <text:p text:style-name="P1">Abandoned &lt;&lt;&lt; test_rosmaster <text:s text:c="30"/>[ Unrelated job failed ] <text:s text:c="119"/></text:p>
      <text:p text:style-name="P1">Abandoned &lt;&lt;&lt; test_rosparam <text:s text:c="31"/>[ Unrelated job failed ] <text:s text:c="119"/></text:p>
      <text:p text:style-name="P1">Abandoned &lt;&lt;&lt; test_rospy <text:s text:c="34"/>[ Unrelated job failed ] <text:s text:c="119"/></text:p>
      <text:p text:style-name="P1">Abandoned &lt;&lt;&lt; test_rosservice <text:s text:c="29"/>[ Unrelated job failed ] <text:s text:c="119"/></text:p>
      <text:p text:style-name="P1">Abandoned &lt;&lt;&lt; tf2_py <text:s text:c="38"/>[ Unrelated job failed ] <text:s text:c="119"/></text:p>
      <text:p text:style-name="P1">Abandoned &lt;&lt;&lt; topic_tools <text:s text:c="33"/>[ Unrelated job failed ] <text:s text:c="119"/></text:p>
      <text:p text:style-name="P1">Abandoned &lt;&lt;&lt; rosbag <text:s text:c="38"/>[ Unrelated job failed ] <text:s text:c="119"/></text:p>
      <text:p text:style-name="P1">Abandoned &lt;&lt;&lt; actionlib <text:s text:c="35"/>[ Unrelated job failed ] <text:s text:c="119"/></text:p>
      <text:p text:style-name="P1">Abandoned &lt;&lt;&lt; diagnostic_analysis <text:s text:c="25"/>[ Unrelated job failed ] <text:s text:c="119"/></text:p>
      <text:p text:style-name="P1">Abandoned &lt;&lt;&lt; sensor_msgs <text:s text:c="33"/>[ Unrelated job failed ] <text:s text:c="119"/></text:p>
      <text:p text:style-name="P1">Abandoned &lt;&lt;&lt; mav_planning_msgs <text:s text:c="27"/>[ Unrelated job failed ] <text:s text:c="119"/></text:p>
      <text:p text:style-name="P1">Abandoned &lt;&lt;&lt; mavros_msgs <text:s text:c="33"/>[ Unrelated job failed ] <text:s text:c="119"/></text:p>
      <text:p text:style-name="P1">Abandoned &lt;&lt;&lt; rotors_control <text:s text:c="30"/>[ Unrelated job failed ] <text:s text:c="119"/></text:p>
      <text:p text:style-name="P1">Abandoned &lt;&lt;&lt; rotors_joy_interface <text:s text:c="24"/>[ Unrelated job failed ] <text:s text:c="119"/></text:p>
      <text:p text:style-name="P1">Abandoned &lt;&lt;&lt; rqt_rotors <text:s text:c="34"/>[ Unrelated job failed ] <text:s text:c="119"/></text:p>
      <text:p text:style-name="P1">Abandoned &lt;&lt;&lt; stereo_msgs <text:s text:c="33"/>[ Unrelated job failed ] <text:s text:c="119"/></text:p>
      <text:p text:style-name="P1">Abandoned &lt;&lt;&lt; test_rosbag <text:s text:c="33"/>[ Unrelated job failed ] <text:s text:c="119"/></text:p>
      <text:p text:style-name="P1">Abandoned &lt;&lt;&lt; test_rostopic <text:s text:c="31"/>[ Unrelated job failed ] <text:s text:c="119"/></text:p>
      <text:p text:style-name="P1">Abandoned &lt;&lt;&lt; tf2_ros <text:s text:c="37"/>[ Unrelated job failed ] <text:s text:c="119"/></text:p>
      <text:p text:style-name="P1"><text:soft-page-break/>Abandoned &lt;&lt;&lt; cartographer_ros <text:s text:c="28"/>[ Unrelated job failed ] <text:s text:c="119"/></text:p>
      <text:p text:style-name="P1">Abandoned &lt;&lt;&lt; cartographer_rviz <text:s text:c="27"/>[ Unrelated job failed ] <text:s text:c="119"/></text:p>
      <text:p text:style-name="P1">Abandoned &lt;&lt;&lt; mavros <text:s text:c="38"/>[ Unrelated job failed ] <text:s text:c="119"/></text:p>
      <text:p text:style-name="P1">Abandoned &lt;&lt;&lt; rotors_hil_interface <text:s text:c="24"/>[ Unrelated job failed ] <text:s text:c="119"/></text:p>
      <text:p text:style-name="P1">Abandoned &lt;&lt;&lt; tf <text:s text:c="42"/>[ Unrelated job failed ] <text:s text:c="119"/></text:p>
      <text:p text:style-name="P1">Abandoned &lt;&lt;&lt; mavros_extras <text:s text:c="31"/>[ Unrelated job failed ] <text:s text:c="119"/></text:p>
      <text:p text:style-name="P1">Abandoned &lt;&lt;&lt; px4 <text:s text:c="41"/>[ Unrelated job failed ] <text:s text:c="119"/></text:p>
      <text:p text:style-name="P1">Abandoned &lt;&lt;&lt; rotors_gazebo_plugins <text:s text:c="23"/>[ Unrelated job failed ] <text:s text:c="119"/></text:p>
      <text:p text:style-name="P1">Abandoned &lt;&lt;&lt; rotors_gazebo <text:s text:c="31"/>[ Unrelated job failed ] <text:s text:c="119"/></text:p>
      <text:p text:style-name="P1">Abandoned &lt;&lt;&lt; test_mavros <text:s text:c="33"/>[ Unrelated job failed ] <text:s text:c="119"/></text:p>
      <text:p text:style-name="P1">Abandoned &lt;&lt;&lt; tf2_geometry_msgs <text:s text:c="27"/>[ Unrelated job failed ] <text:s text:c="119"/></text:p>
      <text:p text:style-name="P1">Abandoned &lt;&lt;&lt; tf2_kdl <text:s text:c="37"/>[ Unrelated job failed ] <text:s text:c="119"/></text:p>
      <text:p text:style-name="P1">Abandoned &lt;&lt;&lt; test_tf2 <text:s text:c="36"/>[ Unrelated job failed ] <text:s text:c="119"/></text:p>
      <text:p text:style-name="P1">Abandoned &lt;&lt;&lt; tf2_sensor_msgs <text:s text:c="29"/>[ Unrelated job failed ] <text:s text:c="119"/></text:p>
      <text:p text:style-name="P1">Abandoned &lt;&lt;&lt; pointcloud_to_laserscan <text:s text:c="21"/>[ Unrelated job failed ] <text:s text:c="119"/></text:p>
      <text:p text:style-name="P1">Abandoned &lt;&lt;&lt; tf2_tools <text:s text:c="35"/>[ Unrelated job failed ] <text:s text:c="119"/></text:p>
      <text:p text:style-name="P1">Abandoned &lt;&lt;&lt; tf_conversions <text:s text:c="30"/>[ Unrelated job failed ] <text:s text:c="119"/></text:p>
      <text:p text:style-name="P1">Abandoned &lt;&lt;&lt; unique_id <text:s text:c="35"/>[ Unrelated job failed ] <text:s text:c="119"/></text:p>
      <text:p text:style-name="P1">Abandoned &lt;&lt;&lt; geodesy <text:s text:c="37"/>[ Unrelated job failed ] <text:s text:c="119"/></text:p>
      <text:p text:style-name="P1">Finished <text:s/>&lt;&lt;&lt; eigen_conversions <text:s text:c="27"/>[ 0.3 seconds ] <text:s text:c="128"/></text:p>
      <text:p text:style-name="P1">Finished <text:s/>&lt;&lt;&lt; roscpp <text:s text:c="38"/>[ 0.7 seconds ] <text:s text:c="128"/></text:p>
      <text:p text:style-name="P1">Finished <text:s/>&lt;&lt;&lt; kdl_conversions <text:s text:c="29"/>[ 0.4 seconds ] <text:s text:c="128"/></text:p>
      <text:p text:style-name="P1">Finished <text:s/>&lt;&lt;&lt; shape_msgs <text:s text:c="34"/>[ 0.7 seconds ] <text:s text:c="128"/></text:p>
      <text:p text:style-name="P1">Finished <text:s/>&lt;&lt;&lt; test_roslib_comm <text:s text:c="28"/>[ 1.1 seconds ] <text:s text:c="128"/></text:p>
      <text:p text:style-name="P1">Finished <text:s/>&lt;&lt;&lt; cartographer_ros_msgs <text:s text:c="23"/>[ 0.9 seconds ] <text:s text:c="128"/></text:p>
      <text:p text:style-name="P1">Finished <text:s/>&lt;&lt;&lt; rotors_comm <text:s text:c="33"/>[ 0.7 seconds ] <text:s text:c="128"/></text:p>
      <text:p text:style-name="P1">Finished <text:s/>&lt;&lt;&lt; nav_msgs <text:s text:c="36"/>[ 0.9 seconds ] <text:s text:c="128"/></text:p>
      <text:p text:style-name="P1">Finished <text:s/>&lt;&lt;&lt; tf2_msgs <text:s text:c="36"/>[ 0.6 seconds ] <text:s text:c="128"/></text:p>
      <text:p text:style-name="P1">Finished <text:s/>&lt;&lt;&lt; trajectory_msgs <text:s text:c="29"/>[ 3.1 seconds ] <text:s text:c="128"/></text:p>
      <text:p text:style-name="P1">Finished <text:s/>&lt;&lt;&lt; geographic_msgs <text:s text:c="29"/>[ 3.7 seconds ] <text:s text:c="128"/></text:p>
      <text:p text:style-name="P1">[build] Summary: 66 of 130 packages succeeded. <text:s text:c="156"/></text:p>
      <text:p text:style-name="P1">[build] <text:s text:c="2"/>Ignored: <text:s text:c="2"/>12 packages were skipped or are blacklisted. <text:s text:c="137"/></text:p>
      <text:p text:style-name="P1">[build] <text:s text:c="2"/>Warnings: <text:s/>None. <text:s text:c="176"/></text:p>
      <text:p text:style-name="P1">[build] <text:s text:c="2"/>Abandoned: 63 packages were abandoned. <text:s text:c="154"/></text:p>
      <text:p text:style-name="P1">[build] <text:s text:c="2"/>Failed: <text:s text:c="3"/>1 packages failed. <text:s text:c="163"/></text:p>
      <text:p text:style-name="P1">[build] Runtime: 12.7 seconds total. <text:s text:c="166"/></text:p>
      <text:p text:style-name="P1">[build] Note: Workspace packages have changed, please re-source setup files to use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5:00:33.205735556</meta:creation-date>
    <dc:date>2019-12-23T15:01:00.465816753</dc:date>
    <meta:editing-duration>PT27S</meta:editing-duration>
    <meta:editing-cycles>1</meta:editing-cycles>
    <meta:document-statistic meta:table-count="0" meta:image-count="0" meta:object-count="0" meta:page-count="9" meta:paragraph-count="365" meta:word-count="2011" meta:character-count="54722" meta:non-whitespace-character-count="18374"/>
    <meta:generator>LibreOffice/5.1.6.2$Linux_X86_64 LibreOffice_project/10m0$Build-2</meta:generator>
  </office:meta>
</office:document-meta>
</file>